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7a5e" officeooo:paragraph-rsid="001c7a5e"/>
    </style:style>
    <style:style style:name="P2" style:family="paragraph" style:parent-style-name="Preformatted_20_Text">
      <style:paragraph-properties>
        <style:tab-stops>
          <style:tab-stop style:position="12.409cm"/>
        </style:tab-stops>
      </style:paragraph-properties>
      <style:text-properties officeooo:rsid="001c7a5e" officeooo:paragraph-rsid="001c7a5e"/>
    </style:style>
    <style:style style:name="P3" style:family="paragraph" style:parent-style-name="Preformatted_20_Text">
      <style:paragraph-properties>
        <style:tab-stops>
          <style:tab-stop style:position="12.409cm"/>
        </style:tab-stops>
      </style:paragraph-properties>
      <style:text-properties officeooo:rsid="001c7a5e" officeooo:paragraph-rsid="001c7a5e"/>
    </style:style>
    <style:style style:name="P4" style:family="paragraph" style:parent-style-name="Preformatted_20_Text">
      <style:text-properties officeooo:rsid="001fe5b6" officeooo:paragraph-rsid="001fe5b6"/>
    </style:style>
    <style:style style:name="T1" style:family="text">
      <style:text-properties officeooo:rsid="001e1b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ort time</text:p>
      <text:p text:style-name="P4">import serial</text:p>
      <text:p text:style-name="P4">import string</text:p>
      <text:p text:style-name="P4">import pynmea2</text:p>
      <text:p text:style-name="P4">import smtplib</text:p>
      <text:p text:style-name="P4">from email.MIMEMultipart import MIMEMultipart</text:p>
      <text:p text:style-name="P4">from email.MIMEText import MIMEText</text:p>
      <text:p text:style-name="P4">from math import sin, cos, sqrt, atan2, radians</text:p>
      <text:p text:style-name="P4">#setting up mail information</text:p>
      <text:p text:style-name="P4">fromaddr = "sumitraspberry@gmail.com"</text:p>
      <text:p text:style-name="P4">pword = "raspberry8008"</text:p>
      <text:p text:style-name="P4">toaddr = "8008crce@gmail.com"</text:p>
      <text:p text:style-name="P4">msg = MIMEMultipart()</text:p>
      <text:p text:style-name="P4">msg['From'] = fromaddr</text:p>
      <text:p text:style-name="P4">msg['To'] = toaddr</text:p>
      <text:p text:style-name="P4">msg['Subject'] = "Location change alert"</text:p>
      <text:p text:style-name="P4"/>
      <text:p text:style-name="P4">def calculate(lt1,ln1,lt2,ln2):</text:p>
      <text:p text:style-name="P4"><text:tab/>from math import sin, cos, sqrt, atan2, radians</text:p>
      <text:p text:style-name="P4"/>
      <text:p text:style-name="P4"><text:tab/># approximate radius of earth in km</text:p>
      <text:p text:style-name="P4"><text:tab/>R = 6373.0</text:p>
      <text:p text:style-name="P4"/>
      <text:p text:style-name="P4"><text:tab/>lat1 = radians(lt1)</text:p>
      <text:p text:style-name="P4"><text:tab/>lon1 = radians(ln1)</text:p>
      <text:p text:style-name="P4"><text:tab/>lat2 = radians(lt2)</text:p>
      <text:p text:style-name="P4"><text:tab/>lon2 = radians(ln2)</text:p>
      <text:p text:style-name="P4"/>
      <text:p text:style-name="P4"><text:tab/>dlon = lon2 - lon1</text:p>
      <text:p text:style-name="P4"><text:tab/>dlat = lat2 - lat1</text:p>
      <text:p text:style-name="P4"/>
      <text:p text:style-name="P4"><text:tab/>a = sin(dlat / 2)**2 + cos(lat1) * cos(lat2) * sin(dlon / 2)**2</text:p>
      <text:p text:style-name="P4"><text:tab/>c = 2 * atan2(sqrt(a), sqrt(1 - a))</text:p>
      <text:p text:style-name="P4"/>
      <text:p text:style-name="P4"><text:tab/>distance = R * c</text:p>
      <text:p text:style-name="P4"><text:s text:c="6"/>return distance</text:p>
      <text:p text:style-name="P4"/>
      <text:p text:style-name="P4"/>
      <text:p text:style-name="P4">#setup the serial port to which GPS is connected to</text:p>
      <text:p text:style-name="P4">port = "/dev/ttyS0"</text:p>
      <text:p text:style-name="P4">ser = serial.Serial(port, baudrate=9600, timeout=0.5)</text:p>
      <text:p text:style-name="P4">dataout <text:s/>= pynmea2.NMEAStreamReader()</text:p>
      <text:p text:style-name="P4">flag=0</text:p>
      <text:p text:style-name="P4">while True:</text:p>
      <text:p text:style-name="P4"><text:s text:c="4"/>newdata = ser.readline()</text:p>
      <text:p text:style-name="P4"><text:s text:c="4"/>#print ("getting new lat")</text:p>
      <text:p text:style-name="P4"><text:s text:c="4"/>if newdata[0:6] == '$GPGGA':</text:p>
      <text:p text:style-name="P4"><text:s text:c="8"/>newmsg = pynmea2.parse(newdata)</text:p>
      <text:p text:style-name="P4"><text:s text:c="8"/>newlat = newmsg.latitude</text:p>
      <text:p text:style-name="P4"><text:s text:c="8"/>print(newlat)</text:p>
      <text:p text:style-name="P4"><text:s text:c="8"/>newlong = newmsg.longitude</text:p>
      <text:p text:style-name="P4"><text:s text:c="8"/>print(newlong)</text:p>
      <text:p text:style-name="P4"><text:s text:c="8"/>lat <text:s/>= str(newlat)</text:p>
      <text:p text:style-name="P4"><text:s text:c="8"/>lon = str(newlong)</text:p>
      <text:p text:style-name="P4"><text:tab/>if(flag==0):</text:p>
      <text:p text:style-name="P4"><text:tab/><text:tab/>lat0=lat</text:p>
      <text:p text:style-name="P4"><text:tab/><text:tab/>lon0=lon</text:p>
      <text:p text:style-name="P4"><text:tab/><text:tab/>flag=1</text:p>
      <text:p text:style-name="P4"/>
      <text:p text:style-name="P4"><text:s text:c="4"/>if (distance(lat0,lon0,lat,lon)&gt;200):</text:p>
      <text:p text:style-name="P4"/>
      <text:p text:style-name="P4"><text:s text:c="8"/>content = "http://maps.google.com/maps?q=" + lat + "," + lon</text:p>
      <text:p text:style-name="P4"><text:s text:c="8"/></text:p>
      <text:p text:style-name="P4"><text:s text:c="8"/>Email = content</text:p>
      <text:p text:style-name="P4"><text:soft-page-break/><text:s text:c="8"/>msg.attach(MIMEText(Email, 'plain'))</text:p>
      <text:p text:style-name="P4"><text:s text:c="8"/>try:</text:p>
      <text:p text:style-name="P4"><text:s text:c="12"/>server = smtplib.SMTP('smtp.gmail.com', 587)</text:p>
      <text:p text:style-name="P4"><text:s text:c="12"/>server.starttls()</text:p>
      <text:p text:style-name="P4"><text:s text:c="12"/>server.login(fromaddr, pword)</text:p>
      <text:p text:style-name="P4"><text:s text:c="12"/>text = msg.as_string()</text:p>
      <text:p text:style-name="P4"><text:s text:c="12"/>server.sendmail(fromaddr, toaddr, text)</text:p>
      <text:p text:style-name="P4"><text:s text:c="12"/>server.quit()</text:p>
      <text:p text:style-name="P4"><text:s text:c="12"/>print ("mail sent!")</text:p>
      <text:p text:style-name="P4"><text:s text:c="8"/>except:</text:p>
      <text:p text:style-name="P4"><text:s text:c="12"/>print("error, couldnt send mail, be sure to enable non secure apps login on sender's email")</text:p>
      <text:p text:style-name="P4"><text:s text:c="4"/>lat,lat1=lat1,lat</text:p>
      <text:p text:style-name="P4"><text:s text:c="4"/>lon,lon1=lon1,lon</text:p>
      <text:p text:style-name="P4"><text:s text:c="8"/>time.sleep(18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22:42:38.185700387</dc:date>
    <meta:editing-duration>PT2M22S</meta:editing-duration>
    <meta:editing-cycles>1</meta:editing-cycles>
    <meta:document-statistic meta:table-count="0" meta:image-count="0" meta:object-count="0" meta:page-count="2" meta:paragraph-count="68" meta:word-count="232" meta:character-count="1949" meta:non-whitespace-character-count="1525"/>
    <meta:generator>LibreOffice/5.2.7.2$Linux_ARM_EABI LibreOffice_project/20m0$Build-2</meta:generator>
  </office:meta>
</office:document-meta>
</file>